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About Me</text:p>
      <text:p text:style-name="P2"/>
      <text:p text:style-name="P3">My journey to becoming a software engineer begin long before I knew. I’m always looking for an opportunity to do some creative or advancing my skills in the unknown. With that attitude, I started my own business through Shopify. I learned how my own sites whenever I needed to. I seen a great opportunity to start a productive business and reaching numerous amounts of people, promoting my business online. I was a builder, but never knew anything about html and css. I was curious about it knowing that the sites that I build was created using these languages. Eventually, things didn’t work out with my businesses… <text:s/>and I seen an opportunity to purse another love of mine joining the travel industry.</text:p>
      <text:p text:style-name="P4"/>
      <text:p text:style-name="P5">After a few years of working in the travel industry, I begin to think I wasn’t working a job that I love, but a job that I like. It’s always been a good job, but I wanted to see if there was something different for me. I thought about coding, and knew a little about it but not much. I would hear about from time to time. I thought I’d look into. After looking around, I came across FreeCodeCamp and seen that I can start learning for free. I wasn’t serious about, I thought I try it. It wouldn’t hurt right?! While learning how to code using the language I was always curious about, I was learning something that I enjoyed doing. Learning html and css was great. I was creating projects with the language I wanted to know more about. I wanted to learn more about coding, but I didn’t know where to start, how to go about it.<text:s/></text:p>
      <text:p text:style-name="P6"/>
      <text:p text:style-name="P7">I begin looking into coding Boot Camps and came across TrueCoders. This was an opportunity to receive guidance in the languages I should learn, the path I should go down… and so on and so forth. After different projects, new connections and guidance by the staff I been ready to pursue my career in software engineering. I’ve enjoyed my journey; I look forward to joining a team that shares the excitement that I have for this industry. My goal is to create some creative apps and continue to learn more. It’s been great so far and I can see myself in a prominent position being productive for a long tim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 Smith</meta:initial-creator>
    <dc:creator>Robert Smith</dc:creator>
    <meta:creation-date>2023-09-16T01:53:00Z</meta:creation-date>
    <dc:date>2023-09-16T01:53:00Z</dc:date>
    <meta:print-date>2023-09-16T01:43:00Z</meta:print-date>
    <meta:template xlink:href="Normal" xlink:type="simple"/>
    <meta:editing-cycles>2</meta:editing-cycles>
    <meta:editing-duration>PT120S</meta:editing-duration>
    <meta:document-statistic meta:page-count="1" meta:paragraph-count="4" meta:word-count="320" meta:character-count="2146" meta:row-count="15" meta:non-whitespace-character-count="1830"/>
  </office:meta>
</office:document-meta>
</file>